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cefd8"/>
    </style:style>
    <style:style style:name="P2" style:family="paragraph" style:parent-style-name="Standard">
      <style:paragraph-properties fo:break-before="page"/>
      <style:text-properties officeooo:paragraph-rsid="000cefd8"/>
    </style:style>
    <style:style style:name="P3" style:family="paragraph" style:parent-style-name="Standard">
      <style:paragraph-properties fo:break-before="page"/>
      <style:text-properties officeooo:paragraph-rsid="000d84f1"/>
    </style:style>
    <style:style style:name="P4" style:family="paragraph" style:parent-style-name="Standard">
      <style:text-properties officeooo:paragraph-rsid="000d84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QUESTION 16 ===<text:line-break/>QUESTION: <text:line-break/>Why might PE incidence appear to increase over time while fatality rates decrease?<text:line-break/><text:line-break/>REFERENCE ANSWER: <text:line-break/>The decline in PE fatality rates reflects improved treatment and adherence to guidelines, while increased use of sensitive imaging may inflate incidence through overdiagnosis, making fatality rates appear lower<text:line-break/><text:line-break/>SYSTEM RESPONSE: <text:line-break/>The apparent increase in pulmonary embolism (PE) incidence over time alongside decreasing fatality rates can be explained by several factors based on current guideline data:<text:line-break/><text:line-break/>1. Increased Awareness and Diagnostic Activity: There is heightened clinical suspicion and more frequent diagnostic workup for PE, largely due to increased awareness of venous thromboembolism (VTE) and the widespread availability of sensitive non-invasive imaging, particularly computed tomography pulmonary angiography (CTPA). This leads to more cases being detected, including smaller or subsegmental emboli that might have been missed previously.<text:line-break/><text:line-break/>2. Overdiagnosis: The modern era shows a tendency toward overdiagnosis of PE, including detection of subsegmental or even non-existent emboli. This inflates the denominator (total number of diagnosed PE cases), which can falsely lower the observed case fatality rate.<text:line-break/><text:line-break/>3. Aging Population: The incidence of VTE, including PE, is significantly higher in older populations, and with aging demographics, the absolute number of cases is rising.<text:line-break/><text:line-break/>4. Improved Therapeutic Interventions: Advances in treatment, including more effective anticoagulant therapies, thrombolytic regimens, and better adherence to clinical guidelines, have contributed to improved prognosis and reduced mortality from PE.<text:line-break/><text:line-break/>5. Early Diagnosis and Treatment: Earlier detection allows initiation of therapy before fatal complications develop, reducing sudden deaths and deaths before diagnosis.<text:line-break/><text:line-break/>In summary, the rising incidence reflects both true increases in PE occurrence in aging populations and increased detection due to improved diagnostic practices, while the decreasing fatality rates are primarily due to better treatment and possibly the inclusion of less severe cases in the diagnosed population. This dual trend underscores the importance of careful clinical evaluation to balance the benefits of early diagnosis and treatment against the risks of overdiagnosis and overtreatment.<text:line-break/><text:line-break/>==================================================</text:p>
      <text:p text:style-name="P2">=== QUESTION 17 ===<text:line-break/>QUESTION: <text:line-break/>Why is pulmonary embolism more difficult to diagnose in elderly patients with comorbidities?<text:line-break/><text:line-break/>REFERENCE ANSWER: <text:line-break/>Because PE symptoms often overlap with those of common comorbidities such as heart failure or COPD, and D-dimer levels are frequently elevated in these patients, reducing specificity and complicating the diagnostic process.<text:line-break/><text:line-break/>SYSTEM RESPONSE: <text:line-break/>Pulmonary embolism (PE) diagnosis in elderly patients with comorbidities is more challenging primarily due to the decreased specificity of D-dimer testing with advancing age. In patients over 80 years, the specificity of D-dimer for suspected PE drops to approximately 10%, leading to a high rate of false positives. Although age-adjusted D-dimer cutoffs (e.g., age × 10 µg/L for patients over 50 years) can improve diagnostic performance and reduce unnecessary imaging, the interpretation remains complex in this population.<text:line-break/><text:line-break/>Additionally, elderly patients often have multiple comorbidities that can mimic or mask PE symptoms, complicating clinical probability assessment. Comorbid conditions also influence baseline parameters and overall mortality risk, which must be integrated into the diagnostic and prognostic evaluation using tools like the Pulmonary Embolism Severity Index (PESI) or its simplified version (sPESI). These scores help identify low-risk patients but require careful application in the elderly with comorbidities.<text:line-break/><text:line-break/>Furthermore, clinical presentation in elderly patients may be atypical or less specific, and the presence of concomitant deep vein thrombosis (DVT), which is an adverse prognostic factor, may not always be evident. Imaging and laboratory strategies must be carefully selected and interpreted, considering the limited utility of D-dimer in hospitalized patients and the need for appropriate imaging such as computed tomography pulmonary angiography (CTPA).<text:line-break/><text:line-break/>In summary, the difficulty in diagnosing PE in elderly patients with comorbidities arises from the reduced specificity of D-dimer testing with age, the complexity added by comorbid conditions affecting clinical assessment and prognosis, and the potential atypical presentation of PE, necessitating cautious and tailored diagnostic approaches.<text:line-break/><text:line-break/>==================================================</text:p>
      <text:p text:style-name="P2">=== QUESTION 18 ===<text:line-break/>QUESTION: <text:line-break/>Why is CTPA not sufficient to exclude PE in some patients despite its high sensitivity and specificity?<text:line-break/><text:line-break/>REFERENCE ANSWER: <text:line-break/>Because in patients with high pre-test probability, a negative CTPA has a lower negative predictive value, and further testing may be required if clinical suspicion remains high.<text:line-break/><text:line-break/>SYSTEM RESPONSE: <text:line-break/>Computed Tomographic Pulmonary Angiography (CTPA) is highly sensitive and specific for diagnosing pulmonary embolism (PE), particularly at the segmental or more proximal levels of the pulmonary arterial tree. However, CTPA is not always sufficient to exclude PE in all patients due to several important limitations:<text:line-break/><text:line-break/>1. Influence of Pre-test Clinical Probability: The negative predictive value of CTPA varies with the clinical probability of PE. In patients with low or intermediate clinical probability, a negative CTPA has a high negative predictive value (96% and 89%, respectively), making it reliable to exclude PE. However, in patients with a high clinical probability of PE, the negative predictive value drops significantly to about 60%. This means that a negative CTPA in high-probability patients does not reliably exclude PE, and further testing may be warranted.<text:line-break/><text:line-break/>2. False-Negative Results: Although infrequent, false-negative CTPA results have been reported, especially in patients with high clinical suspicion of PE. This may be due to small or subsegmental emboli that are difficult to visualize or technical limitations.<text:line-break/><text:line-break/>3. Clinical Discordance: When there is discordance between clinical judgment and CTPA results—such as a high clinical probability but negative CTPA—additional imaging or diagnostic tests should be considered before withholding PE-specific treatment.<text:line-break/><text:line-break/>4. Technical and Patient-Related Limitations: CTPA may be limited by factors such as suboptimal imaging quality, patient movement, or contraindications to contrast media (e.g., iodine allergy, renal failure). Additionally, the clinical relevance of isolated subsegmental PE detected by CTPA remains uncertain.<text:line-break/><text:line-break/>5. Radiation and Contrast Exposure: While not directly related to diagnostic sufficiency, the risks associated with radiation exposure and iodine contrast limit the use of CTPA in certain populations, potentially affecting the choice and timing of diagnostic strategies.<text:line-break/><text:line-break/>In summary, despite its high sensitivity and specificity, CTPA's ability to exclude PE is limited in patients with high clinical probability due to a lower negative predictive value and the possibility of false negatives. Clinical judgment remains paramount, and further testing should be considered when there is discordance between clinical assessment and CTPA findings.<text:line-break/><text:line-break/>==================================================</text:p>
      <text:p text:style-name="P2">=== QUESTION 19 ===<text:line-break/>QUESTION: <text:line-break/>What is the role of echocardiography in the initial evaluation of suspected high-risk PE, and how does it influence immediate management?<text:line-break/><text:line-break/>REFERENCE ANSWER: <text:line-break/>In patients with suspected high-risk PE and haemodynamic instability, bedside echocardiography can rapidly detect signs of RV dysfunction or overload, supporting immediate treatment decisions such as reperfusion without waiting for CTPA if not immediately available.<text:line-break/><text:line-break/>SYSTEM RESPONSE: <text:line-break/>In the initial evaluation of suspected high-risk pulmonary embolism (PE) presenting with hemodynamic instability, bedside transthoracic echocardiography (TTE) plays a critical role. It is the most useful initial test to detect acute right ventricular (RV) dysfunction, which is a hallmark of high-risk PE and a key determinant of clinical severity and prognosis.<text:line-break/><text:line-break/>Echocardiographic findings indicative of RV dysfunction include an RV/left ventricle (LV) diameter ratio &gt;1.0, decreased tricuspid annular plane systolic excursion (TAPSE &lt;16 mm), and other parameters of RV pressure overload (e.g., McConnell sign, flattened interventricular septum). The presence of RV dysfunction on echocardiography in a patient with suspected high-risk PE and hemodynamic compromise strongly supports the diagnosis.<text:line-break/><text:line-break/>The influence of echocardiography on immediate management is as follows:<text:line-break/><text:line-break/>1. If RV dysfunction is absent, alternative causes of shock or instability should be sought.<text:line-break/>2. If RV dysfunction is present, computed tomography pulmonary angiography (CTPA) should be performed immediately to confirm the diagnosis.<text:line-break/>3. If CTPA is not available or feasible due to the patient's critical condition, echocardiographic evidence of RV dysfunction alone is sufficient to confirm high-risk PE and justify emergency reperfusion therapy without delay.<text:line-break/>4. Echocardiography may also identify right heart thrombi and right-to-left shunts through a patent foramen ovale, which are associated with increased mortality and may influence management decisions.<text:line-break/>5. Ancillary bedside imaging such as transesophageal echocardiography (TOE) can directly visualize emboli in the pulmonary artery and its branches, especially in patients with RV dysfunction, but should be used cautiously in hypoxemic patients.<text:line-break/>6. Bilateral venous compression ultrasonography can be used adjunctively to detect deep vein thrombosis, supporting the diagnosis of venous thromboembolism.<text:line-break/><text:line-break/>In summary, bedside echocardiography is essential in the rapid assessment of suspected high-risk PE with hemodynamic instability. It guides immediate management by confirming RV dysfunction, which, in the absence of other causes, justifies urgent reperfusion therapy even before confirmatory imaging by CTPA can be obtained. This approach prioritizes timely intervention in a life-threatening situation.<text:line-break/><text:line-break/>==================================================</text:p>
      <text:p text:style-name="P2">=== QUESTION 20 ===<text:line-break/>QUESTION: <text:line-break/>How is the interpretation of D-dimer affected in pregnant patients?<text:line-break/><text:line-break/>REFERENCE ANSWER: <text:line-break/>D-dimer levels increase physiologically during pregnancy. It's testing is not recommended as a standalone test in pregnancy. Imaging is usually required.<text:line-break/><text:line-break/>SYSTEM RESPONSE: <text:line-break/>D-dimer levels are physiologically elevated during pregnancy due to increased activation of coagulation and fibrinolysis. This elevation reduces the specificity of D-dimer testing for pulmonary embolism (PE) in pregnant patients, leading to a lower positive predictive value. Consequently, the number of patients who need to be tested to exclude one PE (number needed to test) is higher in pregnancy compared to the general population.<text:line-break/><text:line-break/>The high negative predictive value of D-dimer testing remains useful, particularly when combined with clinical probability assessment. However, clinicians should be aware that elevated D-dimer levels are common in pregnancy and should interpret results with caution. The diagnostic strategy for suspected PE in pregnancy often involves careful clinical probability assessment and may rely more heavily on imaging modalities such as computed tomography pulmonary angiography (CTPA) rather than D-dimer alone.<text:line-break/><text:line-break/>In summary, while a normal D-dimer level can help exclude PE in pregnant patients with low or intermediate clinical probability, elevated D-dimer levels are less specific and require further imaging for confirmation. This necessitates a cautious and integrated approach to diagnosis in pregnancy.<text:line-break/><text:line-break/>==================================================</text:p>
      <text:p text:style-name="P2">=== QUESTION 21 ===<text:line-break/>QUESTION: <text:line-break/>What is the diagnostic value of echocardiographic findings like the McConnell sign and 60/60 sign in suspected PE?<text:line-break/><text:line-break/>REFERENCE ANSWER: <text:line-break/>These signs have high PE positive predictive value and may justify reperfusion in unstable patients when CTPA is not feasible, but they are infrequent and not specific to PE.<text:line-break/><text:line-break/>SYSTEM RESPONSE: <text:line-break/>Echocardiographic findings such as the McConnell sign and the 60/60 sign have specific diagnostic implications in suspected pulmonary embolism (PE), but their sensitivity and overall diagnostic value are limited.<text:line-break/><text:line-break/>The McConnell sign, characterized by depressed contractility of the right ventricular (RV) free wall compared to the apex, and the 60/60 sign, defined as a pulmonary ejection acceleration time &lt;60 ms combined with a peak systolic tricuspid valve gradient &lt;60 mmHg, are suggestive of acute PE. These signs have a relatively high positive predictive value for PE even in the presence of pre-existing cardiorespiratory disease, helping to distinguish acute PE from other causes of RV dysfunction such as RV infarction. However, these findings are present only in approximately 12% (60/60 sign) and 20% (McConnell sign) of unselected PE patients, indicating low sensitivity.<text:line-break/><text:line-break/>Echocardiography overall detects RV pressure overload or dysfunction in more than 25% of patients with acute PE, but no single echocardiographic parameter reliably confirms or excludes PE. The negative predictive value of echocardiography for PE is low (40-50%), so a negative echocardiogram cannot exclude the diagnosis. Conversely, signs of RV overload or dysfunction may also be present in other cardiac or respiratory conditions, limiting specificity.<text:line-break/><text:line-break/>In hemodynamically stable patients, echocardiography is not mandatory for routine PE diagnosis but may assist in differential diagnosis of acute dyspnea. In suspected high-risk PE with hemodynamic compromise, the presence of echocardiographic signs of RV overload, including the McConnell and 60/60 signs, strongly supports PE as the cause of instability and may justify emergency reperfusion treatment if immediate CT angiography is not feasible.<text:line-break/><text:line-break/>In summary, the McConnell and 60/60 signs are specific but insensitive echocardiographic markers suggestive of PE, useful particularly in high-risk or hemodynamically unstable patients. Their absence does not exclude PE, and their presence should be interpreted in the clinical context, considering potential confounders. Echocardiography remains a valuable tool for risk stratification and differential diagnosis rather than a definitive diagnostic test for PE.<text:line-break/><text:line-break/>==================================================</text:p>
      <text:p text:style-name="P2">=== QUESTION 22 ===<text:line-break/>QUESTION: <text:line-break/>What combination of clinical probability and imaging result allows safe exclusion of PE without anticoagulation?<text:line-break/><text:line-break/>REFERENCE ANSWER: <text:line-break/>A negative CTPA safely excludes PE in patients with low or intermediate clinical probability. In high clinical probability, a negative CTPA may not be sufficient, and further testing should be considered.<text:line-break/><text:line-break/>SYSTEM RESPONSE: <text:line-break/>The safe exclusion of pulmonary embolism (PE) without anticoagulation is based on a combination of clinical probability assessment and imaging results, often supplemented by D-dimer testing.<text:line-break/><text:line-break/>1. Clinical Probability Assessment:<text:line-break/>- Use either clinical judgment or validated prediction rules (e.g., Wells score, revised Geneva score) to classify patients into categories of clinical probability:<text:line-break/> <text:s/>- Three-level scheme: Low, intermediate, or high clinical probability.<text:line-break/> <text:s/>- Two-level scheme: PE unlikely or PE likely.<text:line-break/><text:line-break/>2. D-dimer Testing:<text:line-break/>- For patients with low or intermediate clinical probability (or PE unlikely classification), a negative D-dimer test allows safe exclusion of PE without anticoagulation.<text:line-break/>- When using a moderately sensitive D-dimer assay, testing should be restricted to patients with low clinical probability or PE unlikely.<text:line-break/>- Highly sensitive D-dimer assays may also be used in patients with intermediate clinical probability due to higher sensitivity and negative predictive value.<text:line-break/>- Note: D-dimer testing has limited utility in hospitalized patients suspected of PE.<text:line-break/><text:line-break/>3. Imaging (CT Pulmonary Angiography, CTPA):<text:line-break/>- In patients with high clinical probability or PE likely classification, CTPA is performed directly.<text:line-break/>- If CTPA is negative in patients with low/intermediate clinical probability and positive D-dimer, PE can be safely excluded without anticoagulation.<text:line-break/>- In patients with high clinical probability and negative CTPA, further imaging may be considered before withholding anticoagulation.<text:line-break/><text:line-break/>4. Specific Algorithm Example (YEARS rule):<text:line-break/>- PE can be excluded without anticoagulation in patients with no clinical items (signs of DVT, hemoptysis, PE more likely than alternative diagnosis) and D-dimer &lt;1000 ng/mL.<text:line-break/>- Also, in patients with one or more clinical items and D-dimer &lt;500 ng/mL.<text:line-break/>- All other patients undergo CTPA.<text:line-break/>- This approach safely excluded PE in 85% of patients without anticoagulation, with a low rate of subsequent VTE events.<text:line-break/><text:line-break/>Summary:<text:line-break/>Safe exclusion of PE without anticoagulation is achieved when patients have low or intermediate clinical probability (or PE unlikely) combined with a negative D-dimer test, or when CTPA is negative in these patients. In high clinical probability patients, a negative CTPA may require further imaging before withholding treatment. The YEARS algorithm provides a validated approach combining clinical criteria and D-dimer thresholds to safely exclude PE without anticoagulation.<text:line-break/><text:line-break/>==================================================</text:p>
      <text:p text:style-name="P2">=== QUESTION 23 ===<text:line-break/>QUESTION: <text:line-break/>How does RV dysfunction in hemodinamically stable patients contribute to the classification of pulmonary embolism severity and the risk of early (in-hospital or 30 day) death stratification and which tools are used to assess it?<text:line-break/><text:line-break/>REFERENCE ANSWER: <text:line-break/>In haemodynamically stable patients, RV dysfunction assessed by echocardiography or CTPA indicates intermediate-risk PE<text:line-break/><text:line-break/>SYSTEM RESPONSE: <text:line-break/>Right ventricular (RV) dysfunction in hemodynamically stable patients with pulmonary embolism (PE) plays a critical role in the classification of PE severity and the stratification of early (in-hospital or 30-day) mortality risk. In patients without hemodynamic instability, the presence of RV dysfunction, assessed by imaging modalities such as transthoracic echocardiography (TTE) or computed tomography pulmonary angiography (CTPA), combined with elevated cardiac biomarkers (particularly cardiac troponins), identifies an intermediate-high-risk category. This group requires close monitoring due to the increased risk of hemodynamic decompensation and potential need for rescue reperfusion therapy.<text:line-break/><text:line-break/>The classification framework is as follows:<text:line-break/><text:line-break/>1. High-risk PE: Characterized by hemodynamic instability (e.g., cardiac arrest, obstructive shock, or persistent hypotension) with evidence of RV dysfunction. Immediate reperfusion treatment is indicated without the need for further biomarker testing.<text:line-break/><text:line-break/>2. Intermediate-risk PE (hemodynamically stable):<text:line-break/> <text:s text:c="2"/>- Intermediate-high risk: Patients with clinical severity indicators (e.g., PESI class III-V or sPESI ≥1), RV dysfunction on TTE or CTPA, and elevated cardiac troponin levels.<text:line-break/> <text:s text:c="2"/>- Intermediate-low risk: Patients with clinical severity indicators but only one or none of the following: RV dysfunction or elevated cardiac biomarkers.<text:line-break/><text:line-break/>3. Low-risk PE: Absence of clinical severity indicators, RV dysfunction, and elevated biomarkers.<text:line-break/><text:line-break/>Notably, even patients classified as low-risk by clinical scores (PESI I-II or sPESI 0) may have RV dysfunction on imaging, which is associated with a fourfold increase in the odds of early death, although their absolute mortality remains low. Such patients should be reclassified as intermediate-low risk until further evidence clarifies management implications.<text:line-break/><text:line-break/>Assessment tools used to evaluate RV dysfunction include:<text:line-break/><text:line-break/>- Imaging:<text:line-break/> <text:s/>- Transthoracic echocardiography (TTE): Parameters such as RV enlargement, RV/LV ratio &gt;1.0, McConnell sign, flattened interventricular septum, inferior vena cava dilation with reduced collapsibility, decreased tricuspid annular plane systolic excursion (TAPSE &lt;16 mm), and reduced tricuspid annular peak systolic velocity (S' &lt;9.5 cm/s).<text:line-break/> <text:s/>- Computed tomography pulmonary angiography (CTPA): RV enlargement and other signs of RV pressure overload.<text:line-break/><text:line-break/>- Laboratory biomarkers:<text:line-break/> <text:s/>- Cardiac troponins (high-sensitivity troponin T or I).<text:line-break/> <text:s/>- Natriuretic peptides (e.g., NT-proBNP), heart-type fatty acid-binding protein (H-FABP), and <text:soft-page-break/>copeptin may provide additional prognostic information but are not yet used to guide treatment decisions in randomized controlled trials.<text:line-break/><text:line-break/>Prognostic scores integrating clinical, imaging, and laboratory parameters, such as the Pulmonary Embolism Severity Index (PESI) and its simplified version (sPESI), are widely validated for risk stratification. Other scores like Bova and FAST incorporate RV dysfunction and biomarkers but have less clear implications for management.<text:line-break/><text:line-break/>In summary, RV dysfunction in hemodynamically stable PE patients is a key determinant for intermediate-risk classification and guides the intensity of monitoring and therapeutic decisions. It is assessed primarily by echocardiography or CTPA, complemented by cardiac biomarker measurement, and integrated into validated clinical risk scores to stratify early mortality risk.<text:line-break/><text:line-break/>==================================================</text:p>
      <text:p text:style-name="P2">=== QUESTION 24 ===<text:line-break/>QUESTION: <text:line-break/>What role do elevated cardiac biomarkers <text:s/>play in the classification of pulmonary embolism severity and the risk of early (in-hospital or 30-day) death stratification <text:s/>when clinical scores like PESI or sPESI indicate low risk?<text:line-break/><text:line-break/>REFERENCE ANSWER: <text:line-break/>If cardiac biomarkers are elevated despite low clinical risk scores, the patient should be classified as intermediate risk.<text:line-break/><text:line-break/>SYSTEM RESPONSE: <text:line-break/>Elevated cardiac biomarkers, particularly cardiac troponins, play a significant role in the risk stratification of pulmonary embolism (PE) severity and early mortality risk, especially when clinical scores such as PESI or sPESI indicate low risk. According to the guidelines:<text:line-break/><text:line-break/>1. In patients without hemodynamic instability and with low-risk clinical scores (PESI class I-II or sPESI of 0), the presence of elevated cardiac biomarkers (e.g., positive cardiac troponin test) and/or signs of right ventricular (RV) dysfunction on imaging (echocardiography or CTPA) reclassifies these patients from low risk to an intermediate-low-risk category. This reclassification is important because it identifies patients who may have a higher risk of early (in-hospital or 30-day) death than suggested by clinical scores alone.<text:line-break/><text:line-break/>2. Elevated cardiac troponin levels in normotensive patients with acute PE are associated with an increased risk of mortality (odds ratio approximately 4 to 5), comparable to the risk conferred by RV dysfunction. However, elevated troponins alone have relatively low specificity and positive predictive value for early mortality, so their interpretation should be combined with clinical and imaging findings.<text:line-break/><text:line-break/>3. Patients with low PESI or sPESI scores but elevated cardiac biomarkers or RV dysfunction should be monitored more closely, as they may be at risk for hemodynamic decompensation or collapse, necessitating potential rescue reperfusion therapy.<text:line-break/><text:line-break/>4. The guidelines recommend that in the absence of hemodynamic instability, risk stratification should integrate clinical scores, imaging for RV dysfunction, and cardiac biomarker levels to guide decisions on hospitalization, monitoring intensity, and early discharge.<text:line-break/><text:line-break/>In summary, elevated cardiac biomarkers serve as an important adjunct to clinical risk scores in PE. When PESI or sPESI indicate low risk, elevated cardiac troponins or other biomarkers, especially when combined with RV dysfunction, identify a subgroup of patients with a higher risk of early death who warrant intermediate-risk classification and closer clinical monitoring. This nuanced stratification helps optimize patient management beyond clinical scores alone.<text:line-break/><text:line-break/>==================================================</text:p>
      <text:p text:style-name="P2">=== QUESTION 25 ===<text:line-break/>QUESTION: <text:line-break/>What alternative strategies to systemic thrombolysis are recommended in high-risk PE patients when bleeding risk is high or contraindications are present?<text:line-break/><text:line-break/>REFERENCE ANSWER: <text:line-break/>Alternative reperfusion strategies include catheter-directed therapies, such as mechanical fragmentation, thrombus aspiration, or pharmacomechanical approaches combining reduced-dose thrombolysis with ultrasound or mechanical disruption, and surgical embolectomy. The choice of treatment depends on patient stability and the availability of local expertise.<text:line-break/><text:line-break/>SYSTEM RESPONSE: <text:line-break/>In high-risk pulmonary embolism (PE) patients who have a high bleeding risk or contraindications to systemic thrombolysis, alternative reperfusion strategies recommended by the guidelines include surgical pulmonary embolectomy and percutaneous catheter-directed treatments. These alternatives should be considered if the necessary expertise and resources are available on-site.<text:line-break/><text:line-break/>Surgical embolectomy is typically performed with cardiopulmonary bypass without aortic cross-clamping and cardioplegic arrest, involving incision of the main pulmonary arteries to remove fresh clots. Recent data suggest favorable outcomes with surgical embolectomy in high-risk PE, with comparable 30-day mortality to thrombolysis but lower risks of stroke and recurrent PE. Surgical embolectomy may be particularly considered in patients with contraindications to thrombolysis or in those who have failed thrombolytic therapy.<text:line-break/><text:line-break/>Percutaneous catheter-directed treatments offer another reperfusion option, although specific details and outcomes depend on local expertise and available technology.<text:line-break/><text:line-break/>Additionally, temporary mechanical cardiopulmonary support, mainly veno-arterial extracorporeal membrane oxygenation (ECMO), may be used as a bridge in patients with circulatory collapse or cardiac arrest. ECMO alone is controversial due to bleeding risks and should be combined with other reperfusion therapies such as surgical embolectomy when possible. The use of devices like the Impella catheter has been reported in some cases but remains less established.<text:line-break/><text:line-break/>In summary, for high-risk PE patients with high bleeding risk or contraindications to systemic thrombolysis, surgical embolectomy and catheter-directed reperfusion are the primary alternative strategies, with ECMO serving as a supportive measure in selected critically ill patients. The choice among these options depends on patient condition, contraindications, and institutional expertise.<text:line-break/><text:line-break/>==================================================</text:p>
      <text:p text:style-name="P2">=== QUESTION 26 ===<text:line-break/>QUESTION: <text:line-break/>In which clinical situations is unfractionated heparin (UFH) preferred over low-molecular-weight heparin (LMWH) or NOACs in the initial treatment of acute PE?<text:line-break/><text:line-break/>REFERENCE ANSWER: <text:line-break/>NOACs and fondaparinux are contraindicated in patients with severe renal impairment (CrCl &lt;30 mL/min). LMWH requires dose adjustment. In these cases, UFH is preferred.<text:line-break/><text:line-break/>SYSTEM RESPONSE: <text:line-break/>In the initial treatment of acute pulmonary embolism (PE), unfractionated heparin (UFH) is preferred over low-molecular-weight heparin (LMWH) or non-vitamin K antagonist oral anticoagulants (NOACs) in specific clinical situations:<text:line-break/><text:line-break/>1. Patients with overt hemodynamic instability or imminent hemodynamic decompensation, where primary reperfusion treatment (e.g., systemic thrombolysis, surgical embolectomy, or catheter-directed treatment) is anticipated. UFH's short half-life and rapid reversibility make it suitable for these critically ill patients.<text:line-break/><text:line-break/>2. Patients with serious renal impairment, specifically those with creatinine clearance (CrCl) less than 30 mL/min. LMWH and fondaparinux are generally preferred but require dose adjustment or avoidance in severe renal dysfunction, whereas UFH can be safely used with monitoring.<text:line-break/><text:line-break/>3. Patients with severe obesity, where UFH dosing can be adjusted based on activated partial thromboplastin time (aPTT) monitoring.<text:line-break/><text:line-break/>In contrast, LMWH or fondaparinux are preferred for most other patients due to a lower risk of major bleeding and heparin-induced thrombocytopenia, and they do not require routine anti-Xa monitoring. NOACs are also effective and convenient alternatives but are not recommended in severe renal impairment, pregnancy, lactation, or antiphospholipid antibody syndrome.<text:line-break/><text:line-break/>Summary: UFH is reserved primarily for patients with high-risk PE requiring urgent reperfusion, severe renal impairment (CrCl &lt;30 mL/min), or severe obesity, while LMWH or NOACs are preferred in most other clinical scenarios for initial anticoagulation in acute PE.<text:line-break/><text:line-break/>==================================================</text:p>
      <text:p text:style-name="P2">=== QUESTION 27 ===<text:line-break/>QUESTION: <text:line-break/>Why is renal function an important factor in selecting an anticoagulant for the treatment of acute pulmonary embolism?<text:line-break/><text:line-break/>REFERENCE ANSWER: <text:line-break/>NOACs and fondaparinux are not recommended in patients with severe renal impairment (CrCl &lt;30 mL/min), and LMWH requires dose adjustment. In these cases, UFH is preferred as it does not require renal adjustment and can be rapidly reversed if needed.<text:line-break/><text:line-break/>SYSTEM RESPONSE: <text:line-break/>Renal function is a critical factor in selecting an anticoagulant for the treatment of acute pulmonary embolism (PE) because it directly influences the choice and dosing of anticoagulants due to their pharmacokinetics and safety profiles. Specifically:<text:line-break/><text:line-break/>1. Low-molecular-weight heparin (LMWH) and fondaparinux are preferred over unfractionated heparin (UFH) for initial anticoagulation in most patients with acute PE because they have a lower risk of major bleeding and heparin-induced thrombocytopenia. However, both LMWH and fondaparinux are primarily renally cleared.<text:line-break/><text:line-break/>2. In patients with serious renal impairment, defined as creatinine clearance (CrCl) less than 30 mL/min, UFH is recommended instead of LMWH or fondaparinux. This is because UFH is not predominantly cleared by the kidneys and its anticoagulant effect can be more readily monitored and adjusted via activated partial thromboplastin time (aPTT).<text:line-break/><text:line-break/>3. For patients with moderate renal impairment (CrCl 15-30 mL/min), if LMWH is used, dosing adjustments are necessary to avoid accumulation and increased bleeding risk.<text:line-break/><text:line-break/>4. Non-vitamin K antagonist oral anticoagulants (NOACs) such as apixaban and rivaroxaban have demonstrated efficacy and rapid anticoagulant effects, but their use also requires consideration of renal function due to renal clearance pathways and dosing recommendations.<text:line-break/><text:line-break/>In summary, renal function determines the safety and efficacy of anticoagulant therapy in acute PE by guiding the selection between UFH, LMWH, fondaparinux, and NOACs, as well as dosing adjustments to minimize bleeding risk while ensuring adequate anticoagulation. This is essential to optimize treatment outcomes and avoid complications in patients with impaired renal clearance.<text:line-break/><text:line-break/>==================================================</text:p>
      <text:p text:style-name="P2">=== QUESTION 28 ===<text:line-break/>QUESTION: <text:line-break/>What clinical evidence justifies the ESC Class I recommendation for using NOACs over VKAs in acute PE, and in which patient groups are NOACs contraindicated?<text:line-break/><text:line-break/>REFERENCE ANSWER: <text:line-break/>NOACs have shown non-inferiority to VKAs in preventing recurrent PE and are associated with lower rates of major, intracranial, and fatal bleeding. Therefore, they are recommended over VKAs (Class I, Level A). However, they should not be used in pregnancy, breastfeeding, antiphospholipid syndrome, or severe renal impairment.<text:line-break/><text:line-break/>SYSTEM RESPONSE: <text:line-break/>The ESC Class I recommendation for using NOACs (apixaban, dabigatran, edoxaban, rivaroxaban) over VKAs in acute pulmonary embolism (PE) is supported by robust clinical evidence from phase III trials and meta-analyses. These studies demonstrated that NOACs are non-inferior to the combination of low-molecular-weight heparin (LMWH) and VKAs in preventing symptomatic or fatal venous thromboembolism (VTE) recurrence. Importantly, NOACs are associated with significantly lower rates of major bleeding, including critical site bleeding, intracranial hemorrhage, and fatal bleeding, compared to VKAs. The predictable pharmacokinetics and bioavailability of NOACs allow fixed dosing without routine laboratory monitoring, and they have fewer drug interactions than VKAs, enhancing their clinical convenience and safety profile.<text:line-break/><text:line-break/>Regarding contraindications, NOACs are not recommended in the following patient groups:<text:line-break/>- Patients with severe renal impairment (specific thresholds vary by agent: dabigatran contraindicated if creatinine clearance [CrCl] &lt;30 mL/min; edoxaban not recommended if CrCl &lt;15 mL/min; rivaroxaban and apixaban not recommended if CrCl &lt;15 mL/min and used with caution if CrCl 15–29 mL/min).<text:line-break/>- Pregnant or lactating women.<text:line-break/>- Patients with antiphospholipid antibody syndrome.<text:line-break/><text:line-break/>These contraindications reflect the lack of safety and efficacy data in these populations and the potential for harm.<text:line-break/><text:line-break/>In summary, the ESC Class I recommendation for NOACs over VKAs in acute PE is justified by evidence of equivalent efficacy and superior safety, particularly regarding bleeding risk. NOACs should be avoided in patients with severe renal impairment, pregnancy/lactation, and antiphospholipid antibody syndrome.<text:line-break/><text:line-break/>==================================================</text:p>
      <text:p text:style-name="P2">=== QUESTION 29 ===<text:line-break/>QUESTION: <text:line-break/>In which case should a patient with sPESI = 0 not be managed as outpatient despite meeting low-risk criteria?<text:line-break/><text:line-break/>REFERENCE ANSWER: <text:line-break/>If the patient has signs of RV dysfunction or elevated cardiac biomarkers, they should be classified as intermediate-risk and not treated as outpatient, even with an sPESI of 0.<text:line-break/><text:line-break/>SYSTEM RESPONSE: <text:line-break/>A patient with sPESI = 0 is classified as low risk for 30-day mortality and generally considered eligible for outpatient management. However, despite meeting this low-risk criterion, outpatient management should be avoided if any of the Hestia exclusion criteria are present. These criteria include:<text:line-break/><text:line-break/>- Hemodynamic instability (e.g., systolic blood pressure &lt;100 mmHg with heart rate &gt;100 bpm or need for intensive care).<text:line-break/>- Requirement for thrombolysis or embolectomy.<text:line-break/>- Active bleeding or high risk of bleeding (e.g., recent gastrointestinal bleeding, recent stroke, recent surgery, bleeding disorders, thrombocytopenia, or uncontrolled hypertension).<text:line-break/>- Need for more than 24 hours of oxygen supplementation to maintain oxygen saturation &gt;90%.<text:line-break/>- Pulmonary embolism diagnosed during ongoing anticoagulant treatment.<text:line-break/>- Severe pain requiring intravenous pain medication for more than 24 hours.<text:line-break/>- Medical or social reasons necessitating hospitalization for more than 24 hours (e.g., infection, malignancy, lack of support system).<text:line-break/>- Renal impairment with creatinine clearance &lt;30 mL/min.<text:line-break/>- Severe liver impairment.<text:line-break/>- Pregnancy.<text:line-break/>- History of heparin-induced thrombocytopenia.<text:line-break/><text:line-break/>Additionally, even if sPESI = 0, the feasibility of outpatient care must be assessed, including patient compliance and social support. It is also prudent to exclude right ventricular dysfunction or right heart thrombi by imaging or biomarkers before early discharge, as these may indicate intermediate risk despite a low sPESI score.<text:line-break/><text:line-break/>In summary, a patient with sPESI = 0 should not be managed as an outpatient if any Hestia exclusion criteria are met, if there are significant comorbidities or social factors precluding safe home treatment, or if right ventricular dysfunction is present. These considerations ensure patient safety by identifying those who may have a higher risk of complications despite a low sPESI score.<text:line-break/><text:line-break/>==================================================</text:p>
      <text:p text:style-name="P3">=== QUESTION 30 ===<text:line-break/>QUESTION: <text:line-break/>What is the recommended initial diagnostic approach for patients with suspected PE who are haemodynamically unstable?<text:line-break/><text:line-break/>REFERENCE ANSWER: <text:line-break/>Bedside echocardiography is recommended to assess for RV dysfunction and support rapid decision-making regarding urgent reperfusion.<text:line-break/><text:line-break/>SYSTEM RESPONSE: <text:line-break/>The recommended initial diagnostic approach for patients with suspected pulmonary embolism (PE) who are haemodynamically unstable is to perform a bedside transthoracic echocardiogram (TTE) as the most useful initial test. This test aims to detect acute right ventricular (RV) dysfunction, which, if present, strongly supports the diagnosis of high-risk PE causing haemodynamic decompensation. In cases of severe instability, echocardiographic evidence of RV dysfunction alone is sufficient to initiate immediate reperfusion therapy without further diagnostic testing.<text:line-break/><text:line-break/>Ancillary bedside imaging tests may include transoesophageal echocardiography (TOE), which can directly visualize thrombi in the pulmonary artery and its main branches, and bilateral venous compression ultrasonography (CUS) to detect proximal deep vein thrombosis (DVT). These tests are particularly useful when computed tomography pulmonary angiography (CTPA) is not immediately feasible.<text:line-break/><text:line-break/>Once the patient is stabilized, confirmation of the diagnosis by CTPA should be sought. If the patient is admitted directly to the catheterization laboratory with suspected acute coronary syndrome and PE is a probable alternative diagnosis, pulmonary angiography may be considered after excluding acute coronary syndrome, especially if catheter-directed treatment is an option.<text:line-break/><text:line-break/>The diagnostic algorithm for haemodynamically unstable patients with suspected high-risk PE is as follows:<text:line-break/>1. Perform bedside TTE to assess for RV dysfunction (RV/LV diameter ratio &gt;1.0).<text:line-break/>2. If no RV dysfunction is found, search for other causes of shock or instability.<text:line-break/>3. If RV dysfunction is present, perform CTPA immediately if feasible.<text:line-break/>4. If CTPA is not available or the patient's condition only allows bedside tests, echocardiographic findings of RV dysfunction confirm high-risk PE, and emergency reperfusion therapy is recommended.<text:line-break/>5. If CTPA is positive, treat as high-risk PE.<text:line-break/>6. If CTPA is negative, investigate other causes of shock or instability.<text:line-break/><text:line-break/>Haemodynamic instability is defined by clinical manifestations such as cardiac arrest, obstructive shock (systolic blood pressure &lt;90 mmHg or vasopressors required despite adequate filling status, with end-organ hypoperfusion), or persistent hypotension (systolic blood pressure &lt;90 mmHg or a drop ≥40 mmHg lasting longer than 15 minutes not caused by arrhythmia, hypovolaemia, or sepsis).<text:line-break/><text:line-break/>In summary, the initial diagnostic approach in haemodynamically unstable patients with suspected PE prioritizes rapid bedside echocardiographic assessment of RV function to guide immediate management, with subsequent confirmatory imaging once the patient is stabilized.</text:p>
      <text:p text:style-name="P4"><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10T13:22:20.420000000</meta:creation-date>
    <dc:date>2025-07-04T11:21:47.183000000</dc:date>
    <meta:editing-duration>PT10M51S</meta:editing-duration>
    <meta:editing-cycles>3</meta:editing-cycles>
    <meta:generator>LibreOffice/7.6.2.1$Windows_X86_64 LibreOffice_project/56f7684011345957bbf33a7ee678afaf4d2ba333</meta:generator>
    <meta:document-statistic meta:table-count="0" meta:image-count="0" meta:object-count="0" meta:page-count="16" meta:paragraph-count="16" meta:word-count="5265" meta:character-count="38514" meta:non-whitespace-character-count="33088"/>
  </office:meta>
</office:document-meta>
</file>